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ef" svg:font-family="Alef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style:font-name="Arial" fo:font-size="11pt" officeooo:rsid="00136658" officeooo:paragraph-rsid="00136658" style:font-size-asian="11pt" style:font-size-complex="11pt"/>
    </style:style>
    <style:style style:name="P2" style:family="paragraph" style:parent-style-name="Heading_20_3">
      <style:text-properties style:font-name="Arial" fo:font-size="11pt" style:font-size-asian="11pt" style:font-size-complex="11pt"/>
    </style:style>
    <style:style style:name="P3" style:family="paragraph" style:parent-style-name="Horizontal_20_Line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rsid="00136658" officeooo:paragraph-rsid="00136658" style:font-size-asian="11pt" style:font-size-complex="11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>
      <style:text-properties style:font-name="Arial"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Alef" fo:font-size="11pt" style:font-size-asian="11pt" style:font-size-complex="11pt"/>
    </style:style>
    <style:style style:name="T6" style:family="text">
      <style:text-properties style:font-name="American Typewriter" fo:font-size="11pt" style:font-size-asian="11pt" style:font-size-complex="11pt"/>
    </style:style>
    <style:style style:name="T7" style:family="text">
      <style:text-properties style:font-name="Arial" fo:font-size="11pt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for (int j = 0; j &lt; CANT_A; j++) {</text:p>
      <text:p text:style-name="P4"><text:s text:c="4"/>int tot = 0;</text:p>
      <text:p text:style-name="P4"><text:s text:c="4"/>for (int i = 0; i &lt; CANT_B; i++) {</text:p>
      <text:p text:style-name="P4"><text:s text:c="8"/>tot = tot + matriz[i][j];</text:p>
      <text:p text:style-name="P4"><text:s text:c="4"/>}</text:p>
      <text:p text:style-name="P4"><text:s text:c="4"/>System.out.println(tot / CANT_B);</text:p>
      <text:p text:style-name="P4">}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ef" svg:font-family="Alef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54:41.718671130</meta:creation-date>
    <dc:date>2024-11-30T11:04:42.965011002</dc:date>
    <meta:editing-duration>PT1H3M48S</meta:editing-duration>
    <meta:editing-cycles>4</meta:editing-cycles>
    <meta:generator>LibreOffice/7.4.2.3$MacOSX_AARCH64 LibreOffice_project/382eef1f22670f7f4118c8c2dd222ec7ad009daf</meta:generator>
    <meta:document-statistic meta:table-count="0" meta:image-count="0" meta:object-count="0" meta:page-count="1" meta:paragraph-count="7" meta:word-count="34" meta:character-count="164" meta:non-whitespace-character-count="113"/>
  </office:meta>
</office:document-meta>
</file>